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Heading_20_2">
      <style:paragraph-properties fo:text-align="justify" style:justify-single-word="false"/>
    </style:style>
    <style:style style:name="P26" style:family="paragraph" style:parent-style-name="Heading_20_2">
      <style:paragraph-properties fo:text-align="justify" style:justify-single-word="false"/>
      <style:text-properties officeooo:paragraph-rsid="0010e013"/>
    </style:style>
    <style:style style:name="P27" style:family="paragraph" style:parent-style-name="Heading_20_2">
      <style:paragraph-properties fo:text-align="justify" style:justify-single-word="false" fo:break-before="page"/>
    </style:style>
    <style:style style:name="P28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29" style:family="paragraph" style:parent-style-name="Heading_20_2">
      <style:paragraph-properties fo:margin-top="0cm" fo:margin-bottom="0.21cm" style:contextual-spacing="false"/>
    </style:style>
    <style:style style:name="P30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09222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09222a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09222a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2" style:family="text">
      <style:text-properties officeooo:rsid="000bb841"/>
    </style:style>
    <style:style style:name="T13" style:family="text">
      <style:text-properties officeooo:rsid="000e92ea"/>
    </style:style>
    <style:style style:name="T14" style:family="text">
      <style:text-properties officeooo:rsid="0010e013"/>
    </style:style>
    <style:style style:name="T15" style:family="text">
      <style:text-properties officeooo:rsid="001241a6"/>
    </style:style>
    <style:style style:name="T16" style:family="text">
      <style:text-properties officeooo:rsid="00173471"/>
    </style:style>
    <style:style style:name="T17" style:family="text">
      <style:text-properties officeooo:rsid="0017fcb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17">2</text:span></text:p>
      <text:p text:style-name="P1">Delivery 201<text:span text:style-name="T16">3</text:span> Wk <text:span text:style-name="T16">2</text:span></text:p>
      <text:p text:style-name="P1"/>
      <text:h text:style-name="P30" text:outline-level="1">Dependency Analysis for Kactus2</text:h>
      <text:p text:style-name="P2"/>
      <text:p text:style-name="P2"/>
      <text:p text:style-name="P2"/>
      <text:p text:style-name="P12"><text:span text:style-name="T3">Reporting period:</text:span><text:span text:style-name="T6"><text:tab/>2012 </text:span><text:span text:style-name="T7">December </text:span><text:span text:style-name="T4">(Wk 4</text:span><text:span text:style-name="T5">9</text:span><text:span text:style-name="T4"> – Wk </text:span><text:span text:style-name="T5">52</text:span><text:span text:style-name="T4">)</text:span></text:p>
      <text:p text:style-name="P3"/>
      <text:p text:style-name="P4"><text:span text:style-name="T8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8">Delivery:</text:span> Joni-Matti Määttä, Mikko Honkonen, Tommi Korhonen, Timo D. Hämäläinen, Marko Hännikäinen, Francescantonio Della Rosa</text:p>
      <text:p text:style-name="P4"/>
      <text:h text:style-name="P25" text:outline-level="2">1. Description of work</text:h>
      <text:p text:style-name="P6">The meetings with the client continued while functional specification was being written. The team finished the first complete version of the functional specification and began work on the technical specification. </text:p>
      <text:p text:style-name="P5"/>
      <text:p text:style-name="P5"/>
      <text:p text:style-name="P8">1.1. Results achieved</text:p>
      <text:p text:style-name="P7">Functional specification</text:p>
      <text:p text:style-name="P5"/>
      <text:p text:style-name="P8">1.2. Problems encountered</text:p>
      <text:p text:style-name="P7">-</text:p>
      <text:p text:style-name="P5"/>
      <text:p text:style-name="P8">1.3. Changes to the project plan</text:p>
      <text:p text:style-name="P7"><text:span text:style-name="T13">B</text:span>udget <text:span text:style-name="T13">redone </text:span>from scratch to better illustrate how the costs would be in a real scenario. <text:span text:style-name="T15">Added other reports task to be able to track time spent on making status reports and cleaned-up meeting memos.</text:span></text:p>
      <text:p text:style-name="P5"/>
      <text:p text:style-name="P8">1.4. Immediate actions needed</text:p>
      <text:p text:style-name="P5">The first milestone meeting should be organized as soon as possible.</text:p>
      <text:p text:style-name="P5"/>
      <text:p text:style-name="P5"/>
      <text:h text:style-name="P25" text:outline-level="2"/>
      <text:h text:style-name="P27" text:outline-level="2">2. Status of Tasks<text:span text:style-name="T1"> (finishing wk </text:span><text:span text:style-name="T2">52</text:span><text:span text:style-name="T1">, the last week of this reporting period)</text:span></text:h>
      <text:h text:style-name="P28" text:outline-level="2"><draw:frame draw:style-name="fr1" draw:name="Object1" text:anchor-type="paragraph" svg:x="-0.258cm" svg:y="0.146cm" svg:width="17.464cm" svg:height="16.141cm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29" text:outline-level="2"><draw:frame draw:style-name="fr1" draw:name="Object2" text:anchor-type="paragraph" svg:x="0.007cm" svg:y="0.778cm" svg:width="16.935cm" svg:height="7.172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52</text:span><text:span text:style-name="T1">, the last week of this reporting period)</text:span></text:h>
      <text:h text:style-name="P26" text:outline-level="2"><text:soft-page-break/>4. Usage Statistics <text:span text:style-name="T1">(finishing wk </text:span><text:span text:style-name="T2">52</text:span><text:span text:style-name="T1">, the last week of this reporting period)</text:span></text:h>
      <text:p text:style-name="P9"/>
      <text:p text:style-name="P8">4.1. Working hours of the group</text:p>
      <text:p text:style-name="P8"><text:span text:style-name="T9">* </text:span><text:span text:style-name="T10">Planned for complete project: 6</text:span><text:span text:style-name="T11">5</text:span><text:span text:style-name="T10">9 h person hours total</text:span></text:p>
      <text:p text:style-name="P10"><draw:frame draw:style-name="fr1" draw:name="Object3" text:anchor-type="paragraph" svg:x="0.695cm" svg:y="0.131cm" svg:width="15.67cm" svg:height="3.21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4.2. Working hours per group member</text:p>
      <text:p text:style-name="P11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4.3. Working hours per task</text:p>
      <text:p text:style-name="P8"><draw:frame draw:style-name="fr1" draw:name="Object5" text:anchor-type="paragraph" svg:x="-0.628cm" svg:y="0.055cm" svg:width="17.914cm" svg:height="16.217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4"/>
          </table:table-cell>
          <table:table-cell table:style-name="Table9.B1" office:value-type="string">
            <text:p text:style-name="P13">Planned</text:p>
          </table:table-cell>
          <table:table-cell table:style-name="Table9.C1" office:value-type="string">
            <text:p text:style-name="P13">Realized</text:p>
          </table:table-cell>
          <table:table-cell table:style-name="Table9.D1" office:value-type="string">
            <text:p text:style-name="P20">%</text:p>
          </table:table-cell>
        </table:table-row>
        <table:table-row>
          <table:table-cell table:style-name="Table9.A5" office:value-type="string">
            <text:p text:style-name="P18">Project results achieved</text:p>
            <text:p text:style-name="P16">(not number of deliverables or similar simple metric) </text:p>
          </table:table-cell>
          <table:table-cell table:style-name="Table9.B2" table:number-columns-spanned="2" office:value-type="string">
            <text:p text:style-name="P15">Qualitative, subjective</text:p>
            <text:p text:style-name="P15">self-assessment</text:p>
          </table:table-cell>
          <table:covered-table-cell/>
          <table:table-cell table:style-name="Table9.D2" office:value-type="string">
            <text:p text:style-name="P19"><text:span text:style-name="T14">8</text:span>%</text:p>
          </table:table-cell>
        </table:table-row>
        <table:table-row>
          <table:table-cell table:style-name="Table9.A5" office:value-type="string">
            <text:p text:style-name="P18">Calendar weeks</text:p>
            <text:p text:style-name="P16">(on the timeline from beginning wk to end wk)</text:p>
          </table:table-cell>
          <table:table-cell table:style-name="Table9.B4" office:value-type="string">
            <text:p text:style-name="P17">24 wk</text:p>
          </table:table-cell>
          <table:table-cell table:style-name="Table9.C4" office:value-type="string">
            <text:p text:style-name="P17"><text:span text:style-name="T12">8</text:span> wk</text:p>
          </table:table-cell>
          <table:table-cell table:style-name="Table9.D3" office:value-type="string">
            <text:p text:style-name="P19"><text:span text:style-name="T12">33</text:span>%</text:p>
          </table:table-cell>
        </table:table-row>
        <table:table-row>
          <table:table-cell table:style-name="Table9.A5" office:value-type="string">
            <text:p text:style-name="P18">Person hours</text:p>
          </table:table-cell>
          <table:table-cell table:style-name="Table9.B4" office:value-type="string">
            <text:p text:style-name="P17">6<text:span text:style-name="T14">5</text:span>9 h</text:p>
          </table:table-cell>
          <table:table-cell table:style-name="Table9.C4" office:value-type="string">
            <text:p text:style-name="P17"><text:span text:style-name="T12">61</text:span>,<text:span text:style-name="T12">20</text:span> h</text:p>
          </table:table-cell>
          <table:table-cell table:style-name="Table9.D4" office:value-type="string">
            <text:p text:style-name="P19"><text:span text:style-name="T14">9</text:span>%</text:p>
          </table:table-cell>
        </table:table-row>
        <table:table-row>
          <table:table-cell table:style-name="Table9.A5" office:value-type="string">
            <text:p text:style-name="P18">Budget</text:p>
          </table:table-cell>
          <table:table-cell table:style-name="Table9.B5" office:value-type="string">
            <text:p text:style-name="P17">1<text:span text:style-name="T15">6</text:span> <text:span text:style-name="T15">733</text:span> €</text:p>
          </table:table-cell>
          <table:table-cell table:style-name="Table9.C5" office:value-type="string">
            <text:p text:style-name="P17"><text:span text:style-name="T15">1554</text:span> €</text:p>
          </table:table-cell>
          <table:table-cell table:style-name="Table9.D5" office:value-type="string">
            <text:p text:style-name="P19"><text:span text:style-name="T15">9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4">Task Table in the Project plan:</text:p>
      <text:p text:style-name="P8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8">Deliverables Table in the Project plan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1">ID</text:p>
            </table:table-cell>
            <table:table-cell table:style-name="Table1.A1" office:value-type="string">
              <text:p text:style-name="P21">Deliverable Name</text:p>
            </table:table-cell>
            <table:table-cell table:style-name="Table1.A1" office:value-type="string">
              <text:p text:style-name="P21">Type</text:p>
            </table:table-cell>
            <table:table-cell table:style-name="Table1.A1" office:value-type="string">
              <text:p text:style-name="P21">Delivery Week</text:p>
            </table:table-cell>
            <table:table-cell table:style-name="Table1.E1" office:value-type="string">
              <text:p text:style-name="P21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2">D1</text:p>
          </table:table-cell>
          <table:table-cell table:style-name="Table1.B9" office:value-type="string">
            <text:p text:style-name="P22">Function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50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D2</text:p>
          </table:table-cell>
          <table:table-cell table:style-name="Table1.B9" office:value-type="string">
            <text:p text:style-name="P22">Technic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2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C1</text:p>
          </table:table-cell>
          <table:table-cell table:style-name="Table1.B9" office:value-type="string">
            <text:p text:style-name="P23">Qt implementation of the tool</text:p>
          </table:table-cell>
          <table:table-cell table:style-name="Table1.C9" office:value-type="string">
            <text:p text:style-name="P22">Codes</text:p>
          </table:table-cell>
          <table:table-cell table:style-name="Table1.D9" office:value-type="string">
            <text:p text:style-name="P22">2013 Wk 15</text:p>
          </table:table-cell>
          <table:table-cell table:style-name="Table1.E9" office:value-type="string">
            <text:p text:style-name="P22">Client</text:p>
          </table:table-cell>
        </table:table-row>
        <table:table-row table:style-name="Table1.1">
          <table:table-cell table:style-name="Table1.A9" office:value-type="string">
            <text:p text:style-name="P22">FR</text:p>
          </table:table-cell>
          <table:table-cell table:style-name="Table1.B9" office:value-type="string">
            <text:p text:style-name="P22">Final report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M1</text:p>
            <text:p text:style-name="P22">M2</text:p>
          </table:table-cell>
          <table:table-cell table:style-name="Table1.B9" office:value-type="string">
            <text:p text:style-name="P22">Monthly status reports 2012 (Nov, Dec)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49</text:p>
            <text:p text:style-name="P22">2013 Wk 2</text:p>
          </table:table-cell>
          <table:table-cell table:style-name="Table1.E9" office:value-type="string">
            <text:p text:style-name="P22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2">M3</text:p>
            <text:p text:style-name="P22">M4</text:p>
            <text:p text:style-name="P22">M5</text:p>
          </table:table-cell>
          <table:table-cell table:style-name="Table1.B9" office:value-type="string">
            <text:p text:style-name="P22">Monthly status reports 2013 (Jan, Feb, Mar)</text:p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>2013 Wk 6</text:p>
            <text:p text:style-name="P22">2013 Wk 10</text:p>
            <text:p text:style-name="P22">2013 Wk 14</text:p>
          </table:table-cell>
          <table:table-cell table:style-name="Table1.E9" office:value-type="string">
            <text:p text:style-name="P22">Assistant</text:p>
          </table:table-cell>
        </table:table-row>
        <table:table-row table:style-name="Table1.1">
          <table:table-cell table:style-name="Table1.A9" office:value-type="string">
            <text:p text:style-name="P22">P1</text:p>
          </table:table-cell>
          <table:table-cell table:style-name="Table1.B9" office:value-type="string">
            <text:p text:style-name="P22">Project plan presentation</text:p>
          </table:table-cell>
          <table:table-cell table:style-name="Table1.C9" office:value-type="string">
            <text:p text:style-name="P22">Presentation</text:p>
          </table:table-cell>
          <table:table-cell table:style-name="Table1.D9" office:value-type="string">
            <text:p text:style-name="P22">2012 Wk 48 </text:p>
          </table:table-cell>
          <table:table-cell table:style-name="Table1.E9" office:value-type="string">
            <text:p text:style-name="P22">Seminar</text:p>
          </table:table-cell>
        </table:table-row>
        <table:table-row table:style-name="Table1.1">
          <table:table-cell table:style-name="Table1.A9" office:value-type="string">
            <text:p text:style-name="P22">P2</text:p>
          </table:table-cell>
          <table:table-cell table:style-name="Table1.B9" office:value-type="string">
            <text:p text:style-name="P23">Final report presentation and live demonstration</text:p>
          </table:table-cell>
          <table:table-cell table:style-name="Table1.C9" office:value-type="string">
            <text:p text:style-name="P23">Presentation + demo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Seminar</text:p>
          </table:table-cell>
        </table:table-row>
      </table:table>
      <text:p text:style-name="P8"/>
      <text:p text:style-name="P8">Schedule Chart in the Project plan:</text:p>
      <text:p text:style-name="P8"><draw:frame draw:style-name="fr2" draw:name="Object6" text:anchor-type="paragraph" svg:x="-0.019cm" svg:y="0.208cm" svg:width="17.461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8"/>
      <text:p text:style-name="P24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8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4T16:54:29.29</dc:date>
    <meta:editing-duration>PT17H13M54S</meta:editing-duration>
    <meta:editing-cycles>216</meta:editing-cycles>
    <meta:generator>LibreOffice/3.6$Windows_x86 LibreOffice_project/58f22d5-270d05a-e2abed1-ea17a85-9b5702</meta:generator>
    <meta:print-date>2013-05-14T16:41:54.22</meta:print-date>
    <meta:document-statistic meta:table-count="2" meta:image-count="0" meta:object-count="9" meta:page-count="7" meta:paragraph-count="100" meta:word-count="389" meta:character-count="2365" meta:non-whitespace-character-count="20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Task name</text:p>
          </table:table-cell>
          <table:table-cell table:style-name="ce11" office:value-type="string">
            <text:p>Planned running</text:p>
          </table:table-cell>
          <table:table-cell table:style-name="ce15" office:value-type="string">
            <text:p>Realized running</text:p>
          </table:table-cell>
          <table:table-cell table:style-name="ce7" office:value-type="string">
            <text:p>Status</text:p>
          </table:table-cell>
          <table:table-cell table:style-name="ce11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string">
            <text:p>46/2012 – 50/2012</text:p>
          </table:table-cell>
          <table:table-cell table:style-name="ce20" office:value-type="string">
            <text:p>Ready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9" office:value-type="string">
            <text:p>Technical specification</text:p>
          </table:table-cell>
          <table:table-cell table:style-name="ce13" office:value-type="string">
            <text:p>50/2012 – 2/2013</text:p>
          </table:table-cell>
          <table:table-cell table:style-name="ce17" office:value-type="string">
            <text:p>50/2012 -</text:p>
          </table:table-cell>
          <table:table-cell table:style-name="ce21" office:value-type="string">
            <text:p>Active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9" office:value-type="string">
            <text:p>Algorithm implementation</text:p>
          </table:table-cell>
          <table:table-cell table:style-name="ce13" office:value-type="string">
            <text:p>2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 table:style-name="ce3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 table:style-name="ce3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</text:p>
          </table:table-cell>
          <table:table-cell table:style-name="ce9" office:value-type="string">
            <text:p>UI implemementation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9" office:value-type="string">
            <text:p>General implementation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9" office:value-type="string">
            <text:p>Testing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5" office:value-type="string">
            <text:p>T7</text:p>
          </table:table-cell>
          <table:table-cell table:style-name="ce10" office:value-type="string">
            <text:p>Reporting</text:p>
          </table:table-cell>
          <table:table-cell table:number-columns-repeated="2" table:style-name="ce14" office:value-type="string">
            <text:p>46/2012 – 16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1</text:p>
          </table:table-cell>
          <table:table-cell table:style-name="ce10" office:value-type="string">
            <text:p>Group meetings</text:p>
          </table:table-cell>
          <table:table-cell table:number-columns-repeated="2" table:style-name="ce14" office:value-type="string">
            <text:p>46/2012 – 15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2</text:p>
          </table:table-cell>
          <table:table-cell table:style-name="ce10" office:value-type="string">
            <text:p>Client meetings</text:p>
          </table:table-cell>
          <table:table-cell table:number-columns-repeated="2" table:style-name="ce14" office:value-type="string">
            <text:p>46/2012 – 15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3</text:p>
          </table:table-cell>
          <table:table-cell table:style-name="ce10" office:value-type="string">
            <text:p>Assistant meetings</text:p>
          </table:table-cell>
          <table:table-cell table:style-name="ce14" office:value-type="string">
            <text:p>48/2012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T7.4</text:p>
          </table:table-cell>
          <table:table-cell table:style-name="ce10" office:value-type="string">
            <text:p>Project plan presentation</text:p>
          </table:table-cell>
          <table:table-cell table:style-name="ce14" office:value-type="string">
            <text:p>46/2012 – 48/2012</text:p>
          </table:table-cell>
          <table:table-cell table:style-name="ce19" office:value-type="string">
            <text:p>46/2012 – 48/2012</text:p>
          </table:table-cell>
          <table:table-cell table:style-name="ce23" office:value-type="string">
            <text:p>Ready</text:p>
          </table:table-cell>
          <table:table-cell table:style-name="ce26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5</text:p>
          </table:table-cell>
          <table:table-cell table:style-name="ce10" office:value-type="string">
            <text:p>Final presentation</text:p>
          </table:table-cell>
          <table:table-cell table:style-name="ce14" office:value-type="string">
            <text:p>14/2013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T7.6</text:p>
          </table:table-cell>
          <table:table-cell table:style-name="ce10" office:value-type="string">
            <text:p>Final report</text:p>
          </table:table-cell>
          <table:table-cell table:style-name="ce14" office:value-type="string">
            <text:p>14/2012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3" office:value-type="string">
            <text:p>T7.7</text:p>
          </table:table-cell>
          <table:table-cell table:style-name="ce9" office:value-type="string">
            <text:p>Other reports (status, memos, etc.)</text:p>
          </table:table-cell>
          <table:table-cell table:style-name="ce13" office:value-type="string">
            <text:p>46/2012 – 16/2013</text:p>
          </table:table-cell>
          <table:table-cell table:style-name="ce18" office:value-type="string">
            <text:p>46/2012 – 16/2013</text:p>
          </table:table-cell>
          <table:table-cell table:style-name="ce22" office:value-type="string">
            <text:p>Active</text:p>
          </table:table-cell>
          <table:table-cell table:style-name="ce25" office:value-type="string">
            <text:p>Whole project duration.</text:p>
          </table:table-cell>
          <table:table-cell table:number-columns-repeated="1018"/>
        </table:table-row>
        <table:table-row table:style-name="ro4" table:number-rows-repeated="65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0:55:35.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896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0"/>
          <table:table-cell table:number-columns-repeated="1011"/>
        </table:table-row>
        <table:table-row table:style-name="ro4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5" table:number-rows-repeated="65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3:29:17.7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table:number-columns-repeated="4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">
            <text:p>0%</text:p>
          </table:table-cell>
          <table:table-cell table:style-name="ce6" table:formula="of:=[.S3]/[.S2]" office:value-type="percentage" office:value="0">
            <text:p>0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number-columns-repeated="4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2:02:05.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21.95">
            <text:p>21,95</text:p>
          </table:table-cell>
          <table:table-cell office:value-type="float" office:value="20.5">
            <text:p>20,5</text:p>
          </table:table-cell>
          <table:table-cell office:value-type="float" office:value="18.75">
            <text:p>18,75</text:p>
          </table:table-cell>
          <table:table-cell table:formula="of:=SUM([.X3:.Z3])" office:value-type="float" office:value="61.2">
            <text:p>61,2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0997727272727273">
            <text:p>9,98%</text:p>
          </table:table-cell>
          <table:table-cell table:style-name="ce4" table:formula="of:=[.Y3]/[.Y2]" office:value-type="percentage" office:value="0.0931818181818182">
            <text:p>9,32%</text:p>
          </table:table-cell>
          <table:table-cell table:style-name="ce4" table:formula="of:=[.Z3]/[.Z2]" office:value-type="percentage" office:value="0.0856164383561644">
            <text:p>8,56%</text:p>
          </table:table-cell>
          <table:table-cell table:style-name="ce4" table:formula="of:=[.AA3]/[.AA2]" office:value-type="percentage" office:value="0.0928679817905918">
            <text:p>9,29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0:59:35.8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6.85">
            <text:p>26,85</text:p>
          </table:table-cell>
          <table:table-cell table:style-name="ce27" table:formula="of:=[.AF2]/[.AE2]" office:value-type="percentage" office:value="0.4475">
            <text:p>44,75%</text:p>
          </table:table-cell>
          <table:table-cell table:style-name="ce30" office:value-type="string">
            <text:p>Active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0.35">
            <text:p>0,35</text:p>
          </table:table-cell>
          <table:table-cell table:style-name="ce27" table:formula="of:=[.AF3]/[.AE3]" office:value-type="percentage" office:value="0.007">
            <text:p>0,70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0">
            <text:p>0</text:p>
          </table:table-cell>
          <table:table-cell table:style-name="ce27" table:formula="of:=[.AF4]/[.AE4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/>
          <table:table-cell table:style-name="ce28" table:formula="of:=[.AF5]/[.AE5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/>
          <table:table-cell table:style-name="ce28" table:formula="of:=[.AF6]/[.AE6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7]/[.AE7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2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8]/[.AE8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9]/[.AE9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10]/[.AE10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0">
            <text:p>0</text:p>
          </table:table-cell>
          <table:table-cell table:style-name="ce27" table:formula="of:=[.AF11]/[.AE11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28" table:formula="of:=[.AF12]/[.AE12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4]/[.AE14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0">
            <text:p>0</text:p>
          </table:table-cell>
          <table:table-cell table:style-name="ce27" table:formula="of:=[.AF18]/[.AE18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8" table:formula="of:=[.AF19]/[.AE19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20]/[.AE20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[.AF21]/[.AE21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34">
            <text:p>34</text:p>
          </table:table-cell>
          <table:table-cell table:style-name="ce27" table:formula="of:=[.AF22]/[.AE22]" office:value-type="percentage" office:value="0.177083333333333">
            <text:p>17,71%</text:p>
          </table:table-cell>
          <table:table-cell table:style-name="ce33"/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3.5">
            <text:p>13,5</text:p>
          </table:table-cell>
          <table:table-cell table:style-name="ce28" table:formula="of:=[.AF23]/[.AE23]" office:value-type="percentage" office:value="0.225">
            <text:p>22,5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8" table:formula="of:=[.AF24]/[.AE24]" office:value-type="percentage" office:value="0.2">
            <text:p>2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8" table:formula="of:=[.AF25]/[.AE25]" office:value-type="percentage" office:value="0">
            <text:p>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1"/>
          <table:table-cell table:number-columns-repeated="989"/>
        </table:table-row>
        <table:table-row table:style-name="ro5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7">
            <text:p>7</text:p>
          </table:table-cell>
          <table:table-cell table:style-name="ce29" table:formula="of:=[.AF29]/[.AE29]" office:value-type="percentage" office:value="0.175">
            <text:p>17,50%</text:p>
          </table:table-cell>
          <table:table-cell table:style-name="ce35"/>
          <table:table-cell table:style-name="ce42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61.2">
            <text:p>61,2</text:p>
          </table:table-cell>
          <table:table-cell table:style-name="ce28" table:formula="of:=[.AF30]/[.AE30]" office:value-type="percentage" office:value="0.0928679817905918">
            <text:p>9,29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0:07.9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632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1:37.9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4:16.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